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Title">
      <style:text-properties officeooo:rsid="001c974a" officeooo:paragraph-rsid="001c974a"/>
    </style:style>
    <style:style style:name="P2" style:family="paragraph" style:parent-style-name="Text_20_body">
      <style:text-properties officeooo:rsid="001ee739" officeooo:paragraph-rsid="001ee739"/>
    </style:style>
    <style:style style:name="P3" style:family="paragraph" style:parent-style-name="Text_20_body">
      <style:text-properties officeooo:rsid="0020c3a1" officeooo:paragraph-rsid="0020c3a1"/>
    </style:style>
    <style:style style:name="P4" style:family="paragraph" style:parent-style-name="Text_20_body">
      <style:text-properties officeooo:rsid="00246f0c" officeooo:paragraph-rsid="00246f0c"/>
    </style:style>
    <style:style style:name="T1" style:family="text">
      <style:text-properties officeooo:rsid="00201b26"/>
    </style:style>
    <style:style style:name="T2" style:family="text">
      <style:text-properties officeooo:rsid="002286b2"/>
    </style:style>
    <style:style style:name="T3" style:family="text">
      <style:text-properties officeooo:rsid="002356d5"/>
    </style:style>
    <style:style style:name="T4" style:family="text">
      <style:text-properties officeooo:rsid="0025b1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iley Comparison</text:p>
      <text:p text:style-name="Quotations">Author: Vivian Stewart</text:p>
      <text:h text:style-name="Heading_20_1" text:outline-level="1">notes:</text:h>
      <text:p text:style-name="P2">Dafny makes a clear distinction between imperative and functional code where as Whiley does not.</text:p>
      <text:p text:style-name="P2">Dafny use<text:span text:style-name="T3">s</text:span> functional code to help prove the correctness of imperative code. <text:span text:style-name="T3">I.e functions are only used in specification unless qualified as 'function method'</text:span></text:p>
      <text:p text:style-name="P2">Whiley allows you to do more with less, minimal syntax but more expressive. (IMPORTANT!! <text:span text:style-name="T1">flexibility</text:span>) <text:span text:style-name="T4">that is we replace language complexity with simple language expression… Dafny has complicated extraneous syntax, lots to remember and coordinate.</text:span></text:p>
      <text:p text:style-name="P3">The tools Dafny provides <text:span text:style-name="T2">are</text:span> for the development of proofs in a “top-down” manner, and which allow us to concentrate on the “architecture” of the proof.</text:p>
      <text:p text:style-name="P4">TODO: insert(), merge(), binarySearch(), qsort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. .</meta:initial-creator>
    <meta:creation-date>2015-12-01T11:52:45.521015690</meta:creation-date>
    <dc:date>2015-12-03T16:47:56.794863036</dc:date>
    <dc:creator>. .</dc:creator>
    <meta:editing-duration>P1DT4H57M39S</meta:editing-duration>
    <meta:editing-cycles>3</meta:editing-cycles>
    <meta:generator>LibreOffice/4.4.5.2$Linux_X86_64 LibreOffice_project/a22f674fd25a3b6f45bdebf25400ed2adff0ff99</meta:generator>
    <meta:document-statistic meta:table-count="0" meta:image-count="0" meta:object-count="0" meta:page-count="1" meta:paragraph-count="8" meta:word-count="111" meta:character-count="747" meta:non-whitespace-character-count="644"/>
  </office:meta>
</office:document-meta>
</file>